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">
      <style:table-properties style:width="21.908cm" style:page-number="auto" table:align="left"/>
    </style:style>
    <style:style style:name="Tabla1.A" style:family="table-column">
      <style:table-column-properties style:column-width="6.562cm"/>
    </style:style>
    <style:style style:name="Tabla1.B" style:family="table-column">
      <style:table-column-properties style:column-width="6.428cm"/>
    </style:style>
    <style:style style:name="Tabla1.C" style:family="table-column">
      <style:table-column-properties style:column-width="4.826cm"/>
    </style:style>
    <style:style style:name="Tabla1.D" style:family="table-column">
      <style:table-column-properties style:column-width="4.092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fo:font-weight="bold" officeooo:rsid="0018cc21" officeooo:paragraph-rsid="001439ba" style:font-weight-asian="bold" style:font-weight-complex="bold"/>
    </style:style>
    <style:style style:name="P2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officeooo:rsid="001439ba" officeooo:paragraph-rsid="001439ba"/>
    </style:style>
    <style:style style:name="P3" style:family="paragraph" style:parent-style-name="Text_20_body">
      <style:paragraph-properties fo:margin-top="0cm" fo:margin-bottom="0.199cm" loext:contextual-spacing="false" fo:line-height="150%" fo:text-align="start" style:justify-single-word="false"/>
      <style:text-properties fo:font-weight="normal" officeooo:rsid="00131661" officeooo:paragraph-rsid="001bc327" style:font-weight-asian="normal" style:font-weight-complex="normal"/>
    </style:style>
    <style:style style:name="P4" style:family="paragraph" style:parent-style-name="Text_20_body" style:list-style-name="L5">
      <loext:graphic-properties draw:fill="none"/>
      <style:paragraph-properties fo:margin-top="0cm" fo:margin-bottom="0.199cm" loext:contextual-spacing="false" fo:line-height="150%" fo:text-align="justify" style:justify-single-word="false"/>
      <style:text-properties style:font-name="Times New Roman1" fo:font-size="12pt" fo:font-weight="normal" officeooo:rsid="00515d93" officeooo:paragraph-rsid="001bc327" style:font-size-asian="12pt" style:font-weight-asian="normal" style:font-size-complex="12pt" style:font-weight-complex="normal"/>
    </style:style>
    <style:style style:name="P5" style:family="paragraph" style:parent-style-name="Text_20_body" style:list-style-name="L5">
      <loext:graphic-properties draw:fill="none"/>
      <style:paragraph-properties fo:margin-top="0cm" fo:margin-bottom="0.199cm" loext:contextual-spacing="false" fo:line-height="150%" fo:text-align="justify" style:justify-single-word="false"/>
      <style:text-properties style:font-name="Times New Roman1" fo:font-size="12pt" officeooo:rsid="00515d93" officeooo:paragraph-rsid="001bc327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 style:list-style-name="L11">
      <style:paragraph-properties fo:text-align="justify" style:justify-single-word="false"/>
      <style:text-properties officeooo:paragraph-rsid="0022c6b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aea40" officeooo:paragraph-rsid="001aea40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1aea40" officeooo:paragraph-rsid="001aea40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210c5e" officeooo:paragraph-rsid="00210c5e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22c6b7" officeooo:paragraph-rsid="0022c6b7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normal" officeooo:rsid="001e10ed" officeooo:paragraph-rsid="001e10ed" style:font-weight-asian="normal" style:font-weight-complex="normal"/>
    </style:style>
    <style:style style:name="P13" style:family="paragraph" style:parent-style-name="Table_20_Contents" style:list-style-name="L4">
      <style:paragraph-properties fo:text-align="justify" style:justify-single-word="false"/>
      <style:text-properties fo:font-weight="normal" officeooo:rsid="00210c5e" officeooo:paragraph-rsid="00210c5e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officeooo:rsid="001fae08" officeooo:paragraph-rsid="001fae08"/>
    </style:style>
    <style:style style:name="P15" style:family="paragraph" style:parent-style-name="Table_20_Contents">
      <style:paragraph-properties fo:text-align="start" style:justify-single-word="false"/>
      <style:text-properties officeooo:rsid="00210c5e" officeooo:paragraph-rsid="00210c5e"/>
    </style:style>
    <style:style style:name="P16" style:family="paragraph" style:parent-style-name="Table_20_Contents" style:list-style-name="L10">
      <style:paragraph-properties fo:text-align="justify" style:justify-single-word="false"/>
      <style:text-properties officeooo:rsid="0022c6b7" officeooo:paragraph-rsid="0022c6b7"/>
    </style:style>
    <style:style style:name="P17" style:family="paragraph" style:parent-style-name="Table_20_Contents" style:list-style-name="L12">
      <style:paragraph-properties fo:text-align="start" style:justify-single-word="false"/>
      <style:text-properties officeooo:rsid="0022c6b7" officeooo:paragraph-rsid="0022c6b7"/>
    </style:style>
    <style:style style:name="P18" style:family="paragraph" style:parent-style-name="Table_20_Contents" style:list-style-name="L12">
      <style:paragraph-properties fo:text-align="start" style:justify-single-word="false"/>
      <style:text-properties officeooo:rsid="00232188" officeooo:paragraph-rsid="00232188"/>
    </style:style>
    <style:style style:name="P19" style:family="paragraph" style:parent-style-name="Table_20_Contents">
      <style:paragraph-properties fo:text-align="justify" style:justify-single-word="false"/>
      <style:text-properties officeooo:rsid="00232188" officeooo:paragraph-rsid="00232188"/>
    </style:style>
    <style:style style:name="P20" style:family="paragraph" style:parent-style-name="Table_20_Contents" style:list-style-name="L7">
      <loext:graphic-properties draw:fill="none"/>
      <style:paragraph-properties fo:text-align="start" style:justify-single-word="false" text:number-lines="false" text:line-number="0"/>
      <style:text-properties officeooo:paragraph-rsid="001fae08"/>
    </style:style>
    <style:style style:name="P21" style:family="paragraph" style:parent-style-name="Table_20_Contents" style:list-style-name="L9">
      <loext:graphic-properties draw:fill="none"/>
      <style:paragraph-properties fo:text-align="start" style:justify-single-word="false" text:number-lines="false" text:line-number="0"/>
      <style:text-properties officeooo:paragraph-rsid="001fae08"/>
    </style:style>
    <style:style style:name="P22" style:family="paragraph" style:parent-style-name="Table_20_Contents" style:list-style-name="L8">
      <loext:graphic-properties draw:fill="none"/>
      <style:paragraph-properties fo:text-align="start" style:justify-single-word="false" text:number-lines="false" text:line-number="0"/>
      <style:text-properties officeooo:rsid="001fae08" officeooo:paragraph-rsid="001fae08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style:font-name="Times New Roman1" fo:font-size="12pt" officeooo:rsid="0031bb07" style:font-size-asian="12pt" style:font-size-complex="12pt"/>
    </style:style>
    <style:style style:name="T3" style:family="text">
      <style:text-properties style:font-name="Times New Roman1" fo:font-size="12pt" officeooo:rsid="001395f4" style:font-size-asian="12pt" style:font-size-complex="12pt"/>
    </style:style>
    <style:style style:name="T4" style:family="text">
      <style:text-properties style:font-name="Times New Roman1" fo:font-size="12pt" officeooo:rsid="001c6284" style:font-size-asian="12pt" style:font-size-complex="12pt"/>
    </style:style>
    <style:style style:name="T5" style:family="text">
      <style:text-properties style:font-name="Times New Roman1" fo:font-size="12pt" officeooo:rsid="0054f795" style:font-size-asian="12pt" style:font-size-complex="12pt"/>
    </style:style>
    <style:style style:name="T6" style:family="text">
      <style:text-properties style:font-name="Times New Roman1" fo:font-size="12pt" officeooo:rsid="001cb2df" style:font-size-asian="12pt" style:font-size-complex="12pt"/>
    </style:style>
    <style:style style:name="T7" style:family="text">
      <style:text-properties style:font-name="Times New Roman1" fo:font-size="12pt" officeooo:rsid="001f37bb" style:font-size-asian="12pt" style:font-size-complex="12pt"/>
    </style:style>
    <style:style style:name="T8" style:family="text">
      <style:text-properties officeooo:rsid="001fae08"/>
    </style:style>
    <style:style style:name="T9" style:family="text">
      <style:text-properties officeooo:rsid="0022c6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11cm" fo:text-indent="-0.635cm" fo:margin-left="1.3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46cm" fo:text-indent="-0.635cm" fo:margin-left="1.9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EXO C – MARCO LÓGIC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RESUMEN NARRATIVO</text:p>
          </table:table-cell>
          <table:table-cell table:style-name="Tabla1.A1" office:value-type="string">
            <text:p text:style-name="P8">INDICADORES OBJETIVAMENTE VERIFICABLES</text:p>
          </table:table-cell>
          <table:table-cell table:style-name="Tabla1.A1" office:value-type="string">
            <text:p text:style-name="P8">MEDIOS DE VERIFICACIÓN</text:p>
          </table:table-cell>
          <table:table-cell table:style-name="Tabla1.D1" office:value-type="string">
            <text:p text:style-name="P8">SUPUESTOS</text:p>
          </table:table-cell>
        </table:table-row>
        <table:table-row>
          <table:table-cell table:style-name="Tabla1.A4" office:value-type="string">
            <text:p text:style-name="P9">FIN</text:p>
            <text:p text:style-name="P12">Desburocratizar l<text:span text:style-name="T8">o</text:span>s <text:span text:style-name="T8">trámites</text:span> en la gestión publica del Ministerio.</text:p>
          </table:table-cell>
          <table:table-cell table:style-name="Tabla1.B2" office:value-type="string">
            <text:list xml:id="list4817331358687033874" text:style-name="L9">
              <text:list-item>
                <text:p text:style-name="P21"><text:span text:style-name="T8">Simplificación el manejo de información evitando documentación en papel en grandes archivadores.</text:span></text:p>
              </text:list-item>
              <text:list-item>
                <text:p text:style-name="P21"><text:span text:style-name="T8">Menos gasto en papeles e impresiones.</text:span></text:p>
              </text:list-item>
              <text:list-item>
                <text:p text:style-name="P21"><text:span text:style-name="T8">Trámites mas rápidos.</text:span></text:p>
              </text:list-item>
            </text:list>
          </table:table-cell>
          <table:table-cell table:style-name="Tabla1.C4" office:value-type="string">
            <text:list xml:id="list1328427209895026321" text:style-name="L7">
              <text:list-item>
                <text:p text:style-name="P20"><text:span text:style-name="T8">Estadísticas de trámites. </text:span></text:p>
              </text:list-item>
              <text:list-item>
                <text:p text:style-name="P20"><text:span text:style-name="T8">Estadísticas de uso de papel.</text:span></text:p>
              </text:list-item>
            </text:list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4" office:value-type="string">
            <text:p text:style-name="P9">PROPÓSITO</text:p>
            <text:p text:style-name="P3"><text:span text:style-name="T2">D</text:span><text:span text:style-name="T1">esarrollar </text:span><text:span text:style-name="T3">e implementar </text:span><text:span text:style-name="T1">un </text:span><text:span text:style-name="T2">sistema</text:span><text:span text:style-name="T1"> de firma digital para el Ministerio de Obras Públicas, Servicios y Vivienda </text:span><text:span text:style-name="T4">que permita </text:span><text:span text:style-name="T2">a</text:span><text:span text:style-name="T5">gilizar, transparentar y </text:span><text:span text:style-name="T6">simplificar l</text:span><text:span text:style-name="T7">o</text:span><text:span text:style-name="T6">s </text:span><text:span text:style-name="T7">procedimientos administrativos </text:span><text:span text:style-name="T6">de</text:span><text:span text:style-name="T5"> la gestión pública.</text:span></text:p>
          </table:table-cell>
          <table:table-cell table:style-name="Tabla1.B3" office:value-type="string">
            <text:p text:style-name="P14">Sistema de firma digital seguro y confiable.</text:p>
          </table:table-cell>
          <table:table-cell table:style-name="Tabla1.C4" office:value-type="string">
            <text:list xml:id="list7709289544449334291" text:style-name="L8">
              <text:list-item>
                <text:p text:style-name="P22">Documentación del proyecto de grado.</text:p>
              </text:list-item>
              <text:list-item>
                <text:p text:style-name="P22">Aval de conformidad del Ministerio.</text:p>
              </text:list-item>
            </text:list>
          </table:table-cell>
          <table:table-cell table:style-name="Tabla1.D3" office:value-type="string">
            <text:p text:style-name="P6"/>
          </table:table-cell>
        </table:table-row>
        <table:table-row>
          <table:table-cell table:style-name="Tabla1.A4" office:value-type="string">
            <text:p text:style-name="P11">COMPONENTES</text:p>
            <text:list xml:id="list2229398335191318383" text:style-name="L5">
              <text:list-item>
                <text:p text:style-name="P5">Módulo para generar un certificado publico y privado, siguiendo los estándares y <text:soft-page-break/>formatos propuestos por la ATT.</text:p>
              </text:list-item>
              <text:list-item>
                <text:p text:style-name="P5">Módulo para visualizar un documento en formato PDF.</text:p>
              </text:list-item>
              <text:list-item>
                <text:p text:style-name="P5">Módulo que permita usar la firma digital de un servidor público para firmar documentos en formato PDF. </text:p>
              </text:list-item>
              <text:list-item>
                <text:p text:style-name="P5">Módulo que permita firmar documentos en formato PDF por lotes, permitiendo firmar varios varios documentos a la vez.</text:p>
              </text:list-item>
              <text:list-item>
                <text:p text:style-name="P5">Módulo de validación y verificación de firmas digitales en documentos con formato PDF.</text:p>
              </text:list-item>
              <text:list-item>
                <text:p text:style-name="P5">Módulo de validación y <text:soft-page-break/>comprobación de estado del certificado otorgado por la entidad certificadora para tener una constancia del estado del certificado.</text:p>
              </text:list-item>
              <text:list-item>
                <text:p text:style-name="P5">Módulo para incluir la marca de agua con la información del servidor publico y sello de tiempo para los documentos firmados en formato PDF.</text:p>
              </text:list-item>
              <text:list-item>
                <text:p text:style-name="P5">Módulo para el almacenamiento del historial de firmas realizadas. </text:p>
              </text:list-item>
              <text:list-item>
                <text:p text:style-name="P4">Módulo para la validación de un documento impreso, mediante un código QR que permitirá hacer una consulta de verificación de contenido <text:soft-page-break/>de un documento impreso y el documento digital firmado.</text:p>
              </text:list-item>
            </text:list>
          </table:table-cell>
          <table:table-cell table:style-name="Tabla1.B4" office:value-type="string">
            <text:list xml:id="list177851276160692954" text:style-name="L12">
              <text:list-item>
                <text:p text:style-name="P17">Desarrollo del componente 1 a partir <text:s/>de agosto de 2015.</text:p>
              </text:list-item>
              <text:list-item>
                <text:p text:style-name="P17">Desarrollo del componente 2 a partir <text:s/>de agosto de 2015.</text:p>
              </text:list-item>
              <text:list-item>
                <text:p text:style-name="P17">Desarrollo del componente 3 a partir <text:s/>de agosto de 2015.</text:p>
              </text:list-item>
              <text:list-item>
                <text:p text:style-name="P17"><text:soft-page-break/>Desarrollo del componente 4 a partir <text:s/>de septiembre de 2015.</text:p>
              </text:list-item>
              <text:list-item>
                <text:p text:style-name="P17">Desarrollo del componente 5 a partir <text:s/>de <text:s/>septiembre de 2015.</text:p>
              </text:list-item>
              <text:list-item>
                <text:p text:style-name="P17">Desarrollo del componente 6 a partir <text:s/>de septiembre de 2015.</text:p>
              </text:list-item>
              <text:list-item>
                <text:p text:style-name="P17">Desarrollo del componente 7 a partir <text:s/>de octubre de 2015.</text:p>
              </text:list-item>
              <text:list-item>
                <text:p text:style-name="P17">Desarrollo del componente 8 a partir <text:s/>de octubre de 2015.</text:p>
              </text:list-item>
              <text:list-item>
                <text:p text:style-name="P17">Desarrollo del componente 9 a partir <text:s/>de octubre de 2015.</text:p>
              </text:list-item>
              <text:list-item>
                <text:p text:style-name="P18">Capacitación de servidores públicos.</text:p>
              </text:list-item>
            </text:list>
          </table:table-cell>
          <table:table-cell table:style-name="Tabla1.C4" office:value-type="string">
            <text:list xml:id="list8176503138429271745" text:style-name="L11">
              <text:list-item>
                <text:p text:style-name="P7"><text:span text:style-name="T9">Manual de sistema.</text:span></text:p>
              </text:list-item>
              <text:list-item>
                <text:p text:style-name="P7"/>
              </text:list-item>
            </text:list>
          </table:table-cell>
          <table:table-cell table:style-name="Tabla1.D4" office:value-type="string">
            <text:p text:style-name="P6"/>
          </table:table-cell>
        </table:table-row>
        <table:table-row>
          <table:table-cell table:style-name="Tabla1.A5" office:value-type="string">
            <text:p text:style-name="P9">ACTIVIDAD</text:p>
            <text:p text:style-name="P10">Fase I: Exploracion</text:p>
            <text:p text:style-name="P10">Fase II: Planificaion</text:p>
            <text:p text:style-name="P10">Fase III: Iteraciones</text:p>
            <text:list xml:id="list3733678682815801633" text:style-name="L4">
              <text:list-item>
                <text:p text:style-name="P13">Primera iteración</text:p>
              </text:list-item>
              <text:list-item>
                <text:p text:style-name="P13">Segunda iteración</text:p>
              </text:list-item>
              <text:list-item>
                <text:p text:style-name="P13">Tercera iteración</text:p>
              </text:list-item>
              <text:list-item>
                <text:p text:style-name="P13">Cuarta iteración</text:p>
              </text:list-item>
            </text:list>
          </table:table-cell>
          <table:table-cell table:style-name="Tabla1.B5" office:value-type="string">
            <text:p text:style-name="P19">En un tiempo de 50 días hábiles con un costo de <text:s/>6000 $us.</text:p>
          </table:table-cell>
          <table:table-cell table:style-name="Tabla1.C5" office:value-type="string">
            <text:p text:style-name="P15">El sistema funcionando en las computadoras personales de los servidores públicos.</text:p>
          </table:table-cell>
          <table:table-cell table:style-name="Tabla1.D5" office:value-type="string">
            <text:list xml:id="list698703831976917113" text:style-name="L10">
              <text:list-item>
                <text:p text:style-name="P16">Recursos de hardware necesarios.</text:p>
              </text:list-item>
              <text:list-item>
                <text:p text:style-name="P16">Que los funcionarios públicos usen el sistema.</text:p>
              </text:list-item>
              <text:list-item>
                <text:p text:style-name="P16">El ministerio dispone la información.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6-18T18:28:26.391197057</meta:creation-date>
    <dc:date>2015-06-25T18:29:22.999616313</dc:date>
    <dc:creator>armin </dc:creator>
    <meta:editing-duration>PT6H4M19S</meta:editing-duration>
    <meta:editing-cycles>12</meta:editing-cycles>
    <meta:generator>LibreOffice/4.4.3.2$Linux_X86_64 LibreOffice_project/40m0$Build-2</meta:generator>
    <meta:document-statistic meta:table-count="1" meta:image-count="0" meta:object-count="0" meta:page-count="4" meta:paragraph-count="52" meta:word-count="449" meta:character-count="2766" meta:non-whitespace-character-count="2388"/>
  </office:meta>
</office:document-meta>
</file>